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5615612018428926366"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6717111481996974473"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7352567591626412595"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366293657298376996"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9147178008809244323"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6270793730809988256" text:style-name="L6">
        <text:list-item>
          <text:list>
            <text:list-header>
              <text:p text:style-name="P75"><text:span text:style-name="T1">Warm up:</text:span> 0.2 mile jog and rest 2 minutes</text:p>
              <text:p text:style-name="P75"><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0"><text:span text:style-name="T2"/></text:p>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
      <text:p text:style-name="P18"/>
      <text:p text:style-name="P18">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4T10:01:43.79</dc:date>
    <dc:creator>James Lombardi</dc:creator>
    <meta:editing-duration>P5DT10H9M18S</meta:editing-duration>
    <meta:editing-cycles>478</meta:editing-cycles>
    <meta:generator>OpenOffice/4.1.2$Win32 OpenOffice.org_project/412m3$Build-9782</meta:generator>
    <meta:document-statistic meta:table-count="0" meta:image-count="0" meta:object-count="0" meta:page-count="60" meta:paragraph-count="1654" meta:word-count="18294" meta:character-count="91290"/>
  </office:meta>
</office:document-meta>
</file>